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2F85106E202858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svg:stroke-color="#ff0000" draw:fill-color="#ff3333" draw:auto-grow-height="true" fo:min-height="15.805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3333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acking Out Changes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Backing-out the unwanted changes from your files in GIT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2F85106E2028580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4-03T08:43:28.386904637</dc:date>
    <meta:editing-duration>PT10H44M45S</meta:editing-duration>
    <meta:editing-cycles>31</meta:editing-cycles>
    <meta:generator>LibreOffice/5.1.6.2$Linux_X86_64 LibreOffice_project/10m0$Build-2</meta:generator>
    <meta:document-statistic meta:object-count="49"/>
  </office:meta>
</office:document-meta>
</file>